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0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9pt" svg:height="255.23pt" svg:x="30.78pt" svg:y="111.43pt">
            <loext:p draw:notify-on-update-of-ranges="Sheet1.A2:Sheet1.A7 Sheet1.B2:Sheet1.B7 Sheet1.C2:Sheet1.C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k Build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bbi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Connec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 Mechanic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ishing/Testing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19:09.208000000</meta:creation-date>
    <dc:date>2017-03-06T23:46:00.919000000</dc:date>
    <meta:editing-duration>PT56M30S</meta:editing-duration>
    <meta:editing-cycles>1</meta:editing-cycles>
    <meta:document-statistic meta:table-count="1" meta:cell-count="30" meta:object-count="1"/>
    <meta:generator>LibreOffice/5.0.3.2$Windows_x86 LibreOffice_project/e5f16313668ac592c1bfb310f4390624e3dbfb75</meta:generator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="none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3.729cm" svg:y="3.954cm" style:legend-expansion="high" chart:style-name="ch2"/>
        <chart:plot-area chart:style-name="ch3" table:cell-range-address="Sheet1.A2:Sheet1.C7" chart:data-source-has-labels="column" svg:x="0.319cm" svg:y="0.18cm" svg:width="13.091cm" svg:height="8.645cm">
          <chartooo:coordinate-region svg:x="3.375cm" svg:y="0.18cm" svg:width="9.848cm" svg:height="7.999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class="chart:bar">
            <chart:data-point chart:style-name="ch8" chart:repeated="6"/>
          </chart:series>
          <chart:series chart:style-name="ch9" chart:values-cell-range-address="Sheet1.C2:Sheet1.C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ser Login</text:p>
                <draw:g>
                  <svg:desc>Sheet1.A2:Sheet1.A7</svg:desc>
                </draw:g>
              </table:table-cell>
              <table:table-cell office:value-type="float" office:value="5">
                <text:p>5</text:p>
                <draw:g>
                  <svg:desc>Sheet1.B2:Sheet1.B7</svg:desc>
                </draw:g>
              </table:table-cell>
              <table:table-cell office:value-type="float" office:value="2">
                <text:p>2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Deck Building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bbies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yer Connectio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ame Mechanics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lishing/Testing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